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style:text-underline-style="none"/>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tyle="italic" style:text-underline-style="none"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style:text-underline-style="none" fo:font-weight="bold" style:font-style-asian="italic" style:font-weight-asian="bold" style:font-style-complex="italic" style:font-weight-complex="bold"/>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ujet : Les différents tests dans les projets WEB, méthodes et outils, et leur mise en pratique effective en entreprise.</text:p>
      <text:p text:style-name="Standard"/>
      <text:p text:style-name="Standard">Points d'analyses des différents tests dans les projets WEB</text:p>
      <text:list xml:id="list805076526" text:style-name="L1">
        <text:list-item>
          <text:p text:style-name="P1">Méthodes</text:p>
        </text:list-item>
        <text:list-item>
          <text:p text:style-name="P1">Outils</text:p>
        </text:list-item>
        <text:list-item>
          <text:p text:style-name="P1">Mise en pratique</text:p>
        </text:list-item>
      </text:list>
      <text:p text:style-name="Standard"/>
      <text:p text:style-name="Standard"/>
      <text:p text:style-name="Standard">Introduction : important de définir bien le contexte <text:s/>+ introduction du plan</text:p>
      <text:p text:style-name="Standard"/>
      <text:p text:style-name="Standard">Qu'est ce qu'un projet web, Qu'est ce que le test (intention).</text:p>
      <text:p text:style-name="Standard">Problématiques : Technologies hétérogènes</text:p>
      <text:p text:style-name="Standard"/>
      <text:p text:style-name="Standard"><text:span text:style-name="T6">World Wide Web (wikipedia - http://fr.wikipedia.org/wiki/World_Wide_Web)</text:span> : </text:p>
      <text:p text:style-name="P3">Système hypertexte public fonctionnant sur Internet qui permet de <text:span text:style-name="T1">consulter, avec un navigateur, des pages accessibles sur des sites</text:span>. L’image de la toile d'araignée vient des hyperliens qui lient les pages web entre elles<text:bookmark text:name="cite_ref-1"/>1.</text:p>
      <text:p text:style-name="Text_20_body"><text:span text:style-name="T2">Le Web n’est qu'une des applications d’Internet ; distincte d’autres applications comme le courrier électronique, la messagerie instantanée, et le partage de fichiers en pair à pair. Le Web a été inventé plusieurs années après Internet, mais c’est lui qui a rendu les médias grand public attentifs à Internet. Depuis, le Web est fréquemment confondu avec Internet ; en particulier, le mot Toile est souvent utilisé dans les textes non techniques sans qu’il désigne clairement le Web ou Internet.</text:span></text:p>
      <text:p text:style-name="Standard"><text:span text:style-name="T6">Test ( wikipedia - http://fr.wikipedia.org/wiki/Test_(informatique) : </text:span></text:p>
      <text:p text:style-name="Text_20_body"><text:span text:style-name="T3">En informatique, un </text:span><text:span text:style-name="T5">test</text:span><text:span text:style-name="T3"> désigne une procédure de vérification partielle d'un système. Son but est </text:span><text:span text:style-name="T4">d'identifier un nombre maximum de comportements problématiques</text:span><text:span text:style-name="T3"> du logiciel, car il est difficile et/ou </text:span><text:span text:style-name="T4">coûteux </text:span><text:span text:style-name="T3">(méthode formelle) de prouver qu'un logiciel fonctionne bien dans tous les cas. Plus le nombre d'erreurs trouvées est important, plus il y a de risques qu'il y ait d'erreurs dans le composant logiciel visé.</text:span></text:p>
      <text:p text:style-name="P4">Les tests de vérification ou de validation visent ainsi à s'assurer que ce système réagit de la façon prévue par ses concepteurs (spécifications) ou est conforme aux attentes du client l'ayant commandé (besoins), respectivement. Dans cet article nous ne traitons que du test de logiciel, le test de matériel informatique (ou 'hardware') n'est pas abordé.</text:p>
      <text:p text:style-name="Text_20_body"><text:span text:style-name="T3">Un test ressemble à une expérience scientifique. </text:span><text:span text:style-name="T4">Il examine une hypothèse exprimée en fonction de trois éléments : les données en entrée, l'objet à tester et les observations attendues.</text:span><text:span text:style-name="T3"> Cet examen est effectué sous conditions contrôlées pour pouvoir tirer des conclusions. Un bon test respecte également l'exigence de répétabilité </text:span><text:bookmark text:name="cite_ref-11"/><text:span text:style-name="T3">1.</text:span></text:p>
      <text:p text:style-name="Standard"><text:span text:style-name="T6"/></text:p>
      <text:p text:style-name="P2">Méthodes : contacter professionnel </text:p>
      <text:p text:style-name="Standard"><text:span text:style-name="T6"/></text:p>
      <text:p text:style-name="Standard">Outils : rapport Otman</text:p>
      <text:p text:style-name="Standard"/>
      <text:p text:style-name="Standard">Mise en pratique : simulation d'un projet web avec un des outils présentés, mise en place d'un scénario de t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k </meta:initial-creator>
    <meta:creation-date>2013-03-23T16:33:46</meta:creation-date>
    <dc:date>2013-03-23T17:11:19</dc:date>
    <dc:creator>franck </dc:creator>
    <meta:editing-duration>PT34M46S</meta:editing-duration>
    <meta:editing-cycles>12</meta:editing-cycles>
    <meta:generator>LibreOffice/3.5$Linux_x86 LibreOffice_project/350m1$Build-2</meta:generator>
    <meta:document-statistic meta:table-count="0" meta:image-count="0" meta:object-count="0" meta:page-count="1" meta:paragraph-count="18" meta:word-count="387" meta:character-count="2528" meta:non-whitespace-character-count="2158"/>
  </office:meta>
</office:document-meta>
</file>